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cbe10" officeooo:paragraph-rsid="001cbe10"/>
    </style:style>
    <style:style style:name="P2" style:family="paragraph" style:parent-style-name="Standard">
      <style:text-properties officeooo:rsid="001e8214" officeooo:paragraph-rsid="001e8214"/>
    </style:style>
    <style:style style:name="P3" style:family="paragraph" style:parent-style-name="Standard">
      <style:text-properties officeooo:rsid="001fc2f0" officeooo:paragraph-rsid="001fc2f0"/>
    </style:style>
    <style:style style:name="P4" style:family="paragraph" style:parent-style-name="Standard">
      <style:text-properties officeooo:rsid="0020f232" officeooo:paragraph-rsid="0020f232"/>
    </style:style>
    <style:style style:name="T1" style:family="text">
      <style:text-properties officeooo:rsid="001e82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第一章 直流电动机</text:p>
      <text:p text:style-name="P1">1 直流电动机的结构</text:p>
      <text:p text:style-name="P1">1.1 直流电机原理结构</text:p>
      <text:p text:style-name="P1">1.1.1 直流电动机的结构</text:p>
      <text:p text:style-name="P1">1.1.2 直流发电机的结构</text:p>
      <text:p text:style-name="P1">1.2 直流电动机的结构和铭牌</text:p>
      <text:p text:style-name="P1">1.2.<text:span text:style-name="T1">1</text:span> 结构</text:p>
      <text:p text:style-name="P2">1.2.2 铭牌</text:p>
      <text:p text:style-name="P3">1.3</text:p>
      <text:p text:style-name="P3">1.3.1电枢绕组的常用术语</text:p>
      <text:p text:style-name="P3">1，</text:p>
      <text:p text:style-name="P3">2，</text:p>
      <text:p text:style-name="P3">3，极距</text:p>
      <text:p text:style-name="P3">4，绕组节距</text:p>
      <text:p text:style-name="P3">（1）第一节距</text:p>
      <text:p text:style-name="P3">（2）合成节距</text:p>
      <text:p text:style-name="P3">（3）换向器节距</text:p>
      <text:p text:style-name="P3">（4）第二节距</text:p>
      <text:p text:style-name="P3">1.3.2 单叠绕组</text:p>
      <text:p text:style-name="P3">1，计算节距</text:p>
      <text:p text:style-name="P3">单叠绕组</text:p>
      <text:p text:style-name="P4">1.3.3 单波绕组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4T14:12:32.098000000</dc:date>
    <meta:editing-duration>PT3H20M59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2" meta:word-count="136" meta:character-count="180" meta:non-whitespace-character-count="170"/>
  </office:meta>
</office:document-meta>
</file>